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5-11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3072" calcext:value-type="float">
            <text:p>10.86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5-07-10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5-04-15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5-01-17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4-10-0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7352" calcext:value-type="float">
            <text:p>10.8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4-07-1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4-04-1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4-01-31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3-10-17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3-07-19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3-04-12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3-01-1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2-10-20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2-08-19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2-06-30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2-04-28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2-02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1-09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1-05-06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1-02-24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0-11-19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0-08-26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0-06-08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20-03-05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9-12-19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9-09-06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9-05-16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9-02-0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8-11-12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8-05-17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7-09-12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7-05-1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7-02-13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6-11-02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6-08-1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6-06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5-08-10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5-05-08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5-02-1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4-11-24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4-08-0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4-05-05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4-02-10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3-11-1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3-08-02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3-05-02 18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3-02-12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2-12-06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2-09-0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2-07-20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2-05-16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2-03-22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2-01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1-11-1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1-09-14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1-07-15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3928" calcext:value-type="float">
            <text:p>10.85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1-05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9648" calcext:value-type="float">
            <text:p>10.89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1-03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1-01-0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0-11-0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0-09-09 16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0-07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0-06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0-04-15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10-02-05 17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9-11-17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66" calcext:value-type="float">
            <text:p>10.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9-09-10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9-07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9-06-18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9-05-2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9-03-17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9-01-13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8-11-0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8-09-05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8-07-10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8-05-0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8-03-0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8-01-0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7-10-2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7-09-0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7-04-19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7-02-02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6-12-07 22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6-10-05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6-07-2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6-05-10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6-02-16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5-12-20 22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5-10-12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5-08-0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5-06-09 2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5-04-0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5-02-03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4-12-09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4-10-13 2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4-08-12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4-06-09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4-04-08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4-02-0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3-12-10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3-10-2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3-09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3-07-2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3-05-2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3-03-13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3-01-0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2-11-07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2-09-2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2-07-31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2-05-22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2-03-20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2-01-16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1-11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1-09-18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1-07-1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1-05-08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1-02-28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1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0-10-24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9168" calcext:value-type="float">
            <text:p>10.8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0-08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1736" calcext:value-type="float">
            <text:p>10.8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0-07-1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0-05-01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0-02-2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2000-01-03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9-10-27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8792" calcext:value-type="float">
            <text:p>10.90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9-08-24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9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9-04-1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9-02-16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8-12-15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8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8-08-28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8-06-16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8-04-20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8-02-25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7-12-09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7-10-07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7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7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7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6-1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6-09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558081184200</text:p>
          </table:table-cell>
          <table:table-cell office:value-type="string" calcext:value-type="string">
            <text:p>GE-332</text:p>
          </table:table-cell>
          <table:table-cell office:value-type="string" calcext:value-type="string">
            <text:p>1994-09-08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918" meta:object-count="0"/>
    <meta:user-defined meta:name="AppVersion">3.0</meta:user-defined>
  </office:meta>
</office:document-meta>
</file>